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7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8" style:family="paragraph" style:parent-style-name="Subtitle">
      <style:text-properties style:font-name="Kristen ITC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1" fo:font-size="8pt" style:font-size-asian="8pt" style:font-size-complex="8pt"/>
    </style:style>
    <style:style style:name="P10" style:family="paragraph" style:parent-style-name="Contents_20_2">
      <style:paragraph-properties>
        <style:tab-stops>
          <style:tab-stop style:position="202.27m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204.72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35.56mm" fo:margin-right="0mm" fo:text-align="start" style:justify-single-word="false" fo:text-indent="0mm" style:auto-text-indent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13" style:family="paragraph" style:parent-style-name="Contents_20_4">
      <style:text-properties fo:font-weight="normal" style:font-weight-asian="normal" style:font-weight-complex="normal"/>
    </style:style>
    <style:style style:name="P14" style:family="paragraph" style:parent-style-name="Contents_20_4">
      <style:paragraph-properties>
        <style:tab-stops>
          <style:tab-stop style:position="197.34m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99.88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20.32mm" fo:margin-right="0mm" fo:text-align="start" style:justify-single-word="false" fo:text-indent="0mm" style:auto-text-indent="false"/>
      <style:text-properties style:font-name="Consolas1" fo:font-size="8pt" style:font-size-asian="8pt" style:font-size-complex="8pt"/>
    </style:style>
    <style:style style:name="P17" style:family="paragraph" style:parent-style-name="Contents_20_2" style:list-style-name="Check"/>
    <style:style style:name="P18" style:family="paragraph" style:parent-style-name="Contents_20_1" style:list-style-name="Check"/>
    <style:style style:name="P19" style:family="paragraph" style:parent-style-name="Contents_20_1" style:list-style-name="Check">
      <style:paragraph-properties text:number-lines="false" text:line-number="0"/>
    </style:style>
    <style:style style:name="P20" style:family="paragraph" style:parent-style-name="Contents_20_4" style:list-style-name="CheckContent4"/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80" style:font-name="Arial Narrow" fo:language="zxx" fo:country="none" fo:font-style="italic" style:text-underline-style="solid" style:text-underline-width="auto" style:text-underline-color="font-color" fo:font-weight="bold" style:language-asian="zxx" style:country-asian="none" style:font-style-asian="italic" style:font-weight-asian="bold" style:font-name-complex="Mangal1" style:language-complex="zxx" style:country-complex="none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2.54mm">
          <style:column-sep style:width="0.35mm" style:color="#000000" style:height="100%"/>
          <style:column style:rel-width="32767*" fo:start-indent="0mm" fo:end-indent="1.27mm"/>
          <style:column style:rel-width="32768*" fo:start-indent="1.27mm" fo:end-indent="0m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7">Tode-RC</text:p>
      <text:p text:style-name="P8">Using Arduino-Mega Pro and Ebyte E32</text:p>
      <text:p text:style-name="P2"/>
      <text:p text:style-name="P4"><draw:frame draw:style-name="fr1" draw:name="graphics1" text:anchor-type="paragraph" svg:width="169.33mm" svg:height="3.18mm" draw:z-index="0"><draw:image xlink:href="Pictures/10000000000002800000000C5EBA70E3.gif" xlink:type="simple" xlink:show="embed" xlink:actuate="onLoad"/></draw:frame><text:span text:style-name="T3">Written By: Thomas G (10/2020)</text:span><text:tab/><text:tab/> <text:s text:c="7"/><text:tab/><text:tab/></text:p>
      <text:p text:style-name="P5"><text:tab/><text:tab/><text:span text:style-name="T4">Feel free to use: no strings attached (text content only / images respectfully referenced)<text:tab/><text:tab/><text:tab/><text:tab/></text:span></text:p>
      <text:p text:style-name="P6">Last Updated: 2020.10.29<text:tab/> <text:s text:c="7"/><text:tab/><text:tab/><text:tab/><text:tab/> </text:p>
      <text:p text:style-name="P12"/>
      <text:p text:style-name="P16"><text:s text:c="12"/></text:p>
      <text:p text:style-name="P3"/>
      <text:p text:style-name="P3"/>
      <text:p text:style-name="P9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1. <text:a xlink:type="simple" xlink:href="#__RefHeading__2026_329140064" text:style-name="Internet_20_link" text:visited-style-name="Visited_20_Internet_20_Link">INTRODUCTION</text:a><text:tab/>2</text:p>
          <text:p text:style-name="P14">A. <text:a xlink:type="simple" xlink:href="#__RefHeading__10239_1565536530" text:style-name="Internet_20_link" text:visited-style-name="Visited_20_Internet_20_Link">Signal Strength ( 2-Miles )</text:a><text:tab/>2</text:p>
          <text:p text:style-name="P14">B. <text:a xlink:type="simple" xlink:href="#__RefHeading__10241_1565536530" text:style-name="Internet_20_link" text:visited-style-name="Visited_20_Internet_20_Link">Features</text:a><text:tab/>3</text:p>
          <text:p text:style-name="P11">2. <text:a xlink:type="simple" xlink:href="#__RefHeading__10243_1565536530" text:style-name="Internet_20_link" text:visited-style-name="Visited_20_Internet_20_Link">INSTALLATION INSTRUCTIONS</text:a><text:tab/>3</text:p>
          <text:p text:style-name="P14">A. <text:a xlink:type="simple" xlink:href="#__RefHeading__3769_1328975349" text:style-name="Internet_20_link" text:visited-style-name="Visited_20_Internet_20_Link">Electrical Panel Introduction</text:a><text:tab/>4</text:p>
          <text:p text:style-name="P14">B. <text:a xlink:type="simple" xlink:href="#__RefHeading__9628_1828715825" text:style-name="Internet_20_link" text:visited-style-name="Visited_20_Internet_20_Link">DIN-Rail Mounting</text:a><text:tab/>5</text:p>
          <text:p text:style-name="P14">C. <text:a xlink:type="simple" xlink:href="#__RefHeading__9630_1828715825" text:style-name="Internet_20_link" text:visited-style-name="Visited_20_Internet_20_Link">Pump Panel wiring</text:a><text:tab/>6</text:p>
          <text:p text:style-name="P14">D. <text:a xlink:type="simple" xlink:href="#__RefHeading__46025_1565536530" text:style-name="Internet_20_link" text:visited-style-name="Visited_20_Internet_20_Link">Pump-Controller</text:a><text:tab/>7</text:p>
          <text:p text:style-name="P14">E. <text:a xlink:type="simple" xlink:href="#__RefHeading__46027_1565536530" text:style-name="Internet_20_link" text:visited-style-name="Visited_20_Internet_20_Link">Testing</text:a><text:tab/>7</text:p>
          <text:p text:style-name="P11">3. <text:a xlink:type="simple" xlink:href="#__RefHeading__10245_1565536530" text:style-name="Internet_20_link" text:visited-style-name="Visited_20_Internet_20_Link">OPERATING INSTRUCTIONS</text:a><text:tab/>8</text:p>
          <text:p text:style-name="P14">A. <text:a xlink:type="simple" xlink:href="#__RefHeading__9438_979114514" text:style-name="Internet_20_link" text:visited-style-name="Visited_20_Internet_20_Link">Introduction</text:a><text:tab/>8</text:p>
          <text:p text:style-name="P14">B. <text:a xlink:type="simple" xlink:href="#__RefHeading__5410_480952192" text:style-name="Internet_20_link" text:visited-style-name="Visited_20_Internet_20_Link">Display Table</text:a><text:tab/>9</text:p>
          <text:p text:style-name="P14">C. <text:a xlink:type="simple" xlink:href="#__RefHeading__3125_1184491706" text:style-name="Internet_20_link" text:visited-style-name="Visited_20_Internet_20_Link">Alarms</text:a><text:tab/>9</text:p>
          <text:p text:style-name="P11">4. <text:a xlink:type="simple" xlink:href="#__RefHeading__10247_1565536530" text:style-name="Internet_20_link" text:visited-style-name="Visited_20_Internet_20_Link">BUILDING INSTRUCTIONS</text:a><text:tab/>10</text:p>
          <text:p text:style-name="P10">4.1 <text:a xlink:type="simple" xlink:href="#__RefHeading__2521_1828715825" text:style-name="Internet_20_link" text:visited-style-name="Visited_20_Internet_20_Link">Bill Of Materials (BOM) = $240</text:a><text:tab/>10</text:p>
          <text:p text:style-name="P14">A. <text:a xlink:type="simple" xlink:href="#__RefHeading__2523_1828715825" text:style-name="Internet_20_link" text:visited-style-name="Visited_20_Internet_20_Link">Pump-Panel Components ( $91.50 )</text:a><text:tab/>10</text:p>
          <text:p text:style-name="P14">B. <text:a xlink:type="simple" xlink:href="#__RefHeading__2525_1828715825" text:style-name="Internet_20_link" text:visited-style-name="Visited_20_Internet_20_Link">Electronic Control ( $26.53 )</text:a><text:tab/>10</text:p>
          <text:p text:style-name="P14">C. <text:a xlink:type="simple" xlink:href="#__RefHeading__2527_1828715825" text:style-name="Internet_20_link" text:visited-style-name="Visited_20_Internet_20_Link">RF Electronics ( $91.32 )</text:a><text:tab/>11</text:p>
          <text:p text:style-name="P14">D. <text:a xlink:type="simple" xlink:href="#__RefHeading__9434_979114514" text:style-name="Internet_20_link" text:visited-style-name="Visited_20_Internet_20_Link">Wire &amp; Connectors ( $30.72 )</text:a><text:tab/>11</text:p>
          <text:p text:style-name="P14">E. <text:a xlink:type="simple" xlink:href="#__RefHeading__9436_979114514" text:style-name="Internet_20_link" text:visited-style-name="Visited_20_Internet_20_Link">Tools Required ( $NA )</text:a><text:tab/>12</text:p>
          <text:p text:style-name="P10">4.2 <text:a xlink:type="simple" xlink:href="#__RefHeading__3128_1828715825" text:style-name="Internet_20_link" text:visited-style-name="Visited_20_Internet_20_Link">Hand-Remote ( $69.60 )</text:a><text:tab/>13</text:p>
          <text:p text:style-name="P15">4.2.1 <text:a xlink:type="simple" xlink:href="#__RefHeading__14918_1772690841" text:style-name="Internet_20_link" text:visited-style-name="Visited_20_Internet_20_Link">Electronics Assembly</text:a><text:tab/>13</text:p>
          <text:p text:style-name="P14">A. <text:a xlink:type="simple" xlink:href="#__RefHeading__9602_1828715825" text:style-name="Internet_20_link" text:visited-style-name="Visited_20_Internet_20_Link">LCD Keypad Shield</text:a><text:tab/>14</text:p>
          <text:p text:style-name="P14">B. <text:a xlink:type="simple" xlink:href="#__RefHeading__3133_1184491706" text:style-name="Internet_20_link" text:visited-style-name="Visited_20_Internet_20_Link">Zigbee/Xbee Shield</text:a><text:tab/>15</text:p>
          <text:p text:style-name="P14">C. <text:a xlink:type="simple" xlink:href="#__RefHeading__3135_1184491706" text:style-name="Internet_20_link" text:visited-style-name="Visited_20_Internet_20_Link">Active Buzzer</text:a><text:tab/>16</text:p>
          <text:p text:style-name="P15">4.2.2 <text:a xlink:type="simple" xlink:href="#__RefHeading__3137_1184491706" text:style-name="Internet_20_link" text:visited-style-name="Visited_20_Internet_20_Link">Hardware Assembly</text:a><text:tab/>18</text:p>
          <text:p text:style-name="P14">A. <text:a xlink:type="simple" xlink:href="#__RefHeading__3132_1828715825" text:style-name="Internet_20_link" text:visited-style-name="Visited_20_Internet_20_Link">3D-Prints ( $2.82 )</text:a><text:tab/>18</text:p>
          <text:p text:style-name="P14">B. <text:a xlink:type="simple" xlink:href="#__RefHeading__3139_1184491706" text:style-name="Internet_20_link" text:visited-style-name="Visited_20_Internet_20_Link">Install Electronics</text:a><text:tab/>18</text:p>
          <text:p text:style-name="P14">C. <text:a xlink:type="simple" xlink:href="#__RefHeading__3141_1184491706" text:style-name="Internet_20_link" text:visited-style-name="Visited_20_Internet_20_Link">Wire in Battery Power</text:a><text:tab/>19</text:p>
          <text:p text:style-name="P10">4.3 <text:a xlink:type="simple" xlink:href="#__RefHeading__3144_1828715825" text:style-name="Internet_20_link" text:visited-style-name="Visited_20_Internet_20_Link">Pump-Controller ( $81.80 )</text:a><text:tab/>21</text:p>
          <text:p text:style-name="P15">4.3.1 <text:a xlink:type="simple" xlink:href="#__RefHeading__46527_2105686138" text:style-name="Internet_20_link" text:visited-style-name="Visited_20_Internet_20_Link">Electronics Assembly</text:a><text:tab/>21</text:p>
          <text:p text:style-name="P14">A. <text:a xlink:type="simple" xlink:href="#__RefHeading__4640_46180679" text:style-name="Internet_20_link" text:visited-style-name="Visited_20_Internet_20_Link">3D-Prints ( $0.20 )</text:a><text:tab/>22</text:p>
          <text:p text:style-name="P14">B. <text:a xlink:type="simple" xlink:href="#__RefHeading__4642_46180679" text:style-name="Internet_20_link" text:visited-style-name="Visited_20_Internet_20_Link">Perfboard Assembly</text:a><text:tab/>22</text:p>
          <text:p text:style-name="P15">4.3.2 <text:a xlink:type="simple" xlink:href="#__RefHeading__9988_955873696" text:style-name="Internet_20_link" text:visited-style-name="Visited_20_Internet_20_Link">Hardware Assembly</text:a><text:tab/>25</text:p>
          <text:p text:style-name="P14">A. <text:a xlink:type="simple" xlink:href="#__RefHeading__9990_955873696" text:style-name="Internet_20_link" text:visited-style-name="Visited_20_Internet_20_Link">3D-Prints ( $3.87 )</text:a><text:tab/>25</text:p>
          <text:p text:style-name="P14">B. <text:a xlink:type="simple" xlink:href="#__RefHeading__10768_1184491706" text:style-name="Internet_20_link" text:visited-style-name="Visited_20_Internet_20_Link">Install Electronics</text:a><text:tab/>26</text:p>
          <text:p text:style-name="P14">C. <text:a xlink:type="simple" xlink:href="#__RefHeading__5412_480952192" text:style-name="Internet_20_link" text:visited-style-name="Visited_20_Internet_20_Link">Install Cable</text:a><text:tab/>27</text:p>
          <text:p text:style-name="P10">4.4 <text:a xlink:type="simple" xlink:href="#__RefHeading__14924_1772690841" text:style-name="Internet_20_link" text:visited-style-name="Visited_20_Internet_20_Link">Installation-Kit ( $98.07 )</text:a><text:tab/>29</text:p>
          <text:p text:style-name="P14">A. <text:a xlink:type="simple" xlink:href="#__RefHeading__3765_1328975349" text:style-name="Internet_20_link" text:visited-style-name="Visited_20_Internet_20_Link">DIN Rail &amp; Components</text:a><text:tab/>29</text:p>
          <text:p text:style-name="P14">B. <text:a xlink:type="simple" xlink:href="#__RefHeading__3767_1328975349" text:style-name="Internet_20_link" text:visited-style-name="Visited_20_Internet_20_Link">Pump-Panel Exit Cable</text:a><text:tab/>29</text:p>
          <text:p text:style-name="P14">C. <text:a xlink:type="simple" xlink:href="#__RefHeading__5621_1844439616" text:style-name="Internet_20_link" text:visited-style-name="Visited_20_Internet_20_Link">Miscellaneous Items</text:a><text:tab/>29</text:p>
          <text:p text:style-name="P11">5. <text:a xlink:type="simple" xlink:href="#__RefHeading__14928_1772690841" text:style-name="Internet_20_link" text:visited-style-name="Visited_20_Internet_20_Link">SYSTEM SETUP</text:a><text:tab/>30</text:p>
          <text:p text:style-name="P10">5.1 <text:a xlink:type="simple" xlink:href="#__RefHeading__5414_480952192" text:style-name="Internet_20_link" text:visited-style-name="Visited_20_Internet_20_Link">Adding Expansions</text:a><text:tab/>30</text:p>
          <text:p text:style-name="P10">5.2 <text:a xlink:type="simple" xlink:href="#__RefHeading__17566_1772690841" text:style-name="Internet_20_link" text:visited-style-name="Visited_20_Internet_20_Link">Uploading Firmware</text:a><text:tab/>30</text:p>
          <text:p text:style-name="P10">5.3 <text:a xlink:type="simple" xlink:href="#__RefHeading__5416_480952192" text:style-name="Internet_20_link" text:visited-style-name="Visited_20_Internet_20_Link">Xbee RF Configuration</text:a><text:tab/>31</text:p>
          <text:p text:style-name="P10">5.4 <text:a xlink:type="simple" xlink:href="#__RefHeading__14932_1772690841" text:style-name="Internet_20_link" text:visited-style-name="Visited_20_Internet_20_Link">Customizing Firmware</text:a><text:tab/>31</text:p>
          <text:p text:style-name="P15">5.4.1 <text:a xlink:type="simple" xlink:href="#__RefHeading__4434_298041450" text:style-name="Internet_20_link" text:visited-style-name="Visited_20_Internet_20_Link">Pump-Controller</text:a><text:tab/>32</text:p>
          <text:p text:style-name="P14">A. <text:a xlink:type="simple" xlink:href="#__RefHeading__4436_298041450" text:style-name="Internet_20_link" text:visited-style-name="Visited_20_Internet_20_Link">Virtual Pins</text:a><text:tab/>32</text:p>
          <text:p text:style-name="P15">5.4.2 <text:a xlink:type="simple" xlink:href="#__RefHeading__4438_298041450" text:style-name="Internet_20_link" text:visited-style-name="Visited_20_Internet_20_Link">Hand-Remote</text:a><text:tab/>32</text:p>
          <text:p text:style-name="P14">A. <text:a xlink:type="simple" xlink:href="#__RefHeading__10251_1565536530" text:style-name="Internet_20_link" text:visited-style-name="Visited_20_Internet_20_Link">Adding &amp; Deleting Devices</text:a><text:tab/>32</text:p>
          <text:p text:style-name="P14">B. <text:a xlink:type="simple" xlink:href="#__RefHeading__14521_298041450" text:style-name="Internet_20_link" text:visited-style-name="Visited_20_Internet_20_Link">Creating a Menu-Item</text:a><text:tab/>33</text:p>
          <text:p text:style-name="P14">C. <text:a xlink:type="simple" xlink:href="#__RefHeading__14995_298041450" text:style-name="Internet_20_link" text:visited-style-name="Visited_20_Internet_20_Link">Deleting a Menu-Item</text:a><text:tab/>33</text:p>
          <text:p text:style-name="P14">D. <text:a xlink:type="simple" xlink:href="#__RefHeading__14525_298041450" text:style-name="Internet_20_link" text:visited-style-name="Visited_20_Internet_20_Link">Menu-Item Setup ( Example )</text:a><text:tab/>33</text:p>
          <text:p text:style-name="P11">6. <text:a xlink:type="simple" xlink:href="#__RefHeading__4644_46180679" text:style-name="Internet_20_link" text:visited-style-name="Visited_20_Internet_20_Link">OPTIONAL ACCESSORIES</text:a><text:tab/>36</text:p>
          <text:p text:style-name="P10">6.1 <text:a xlink:type="simple" xlink:href="#__RefHeading__3132_979114514" text:style-name="Internet_20_link" text:visited-style-name="Visited_20_Internet_20_Link">Hand-Remote</text:a><text:tab/>36</text:p>
          <text:p text:style-name="P15">6.1.1 <text:a xlink:type="simple" xlink:href="#__RefHeading__4646_46180679" text:style-name="Internet_20_link" text:visited-style-name="Visited_20_Internet_20_Link">9V Rechargeable Batteries ( $18.90 )</text:a><text:tab/>36</text:p>
          <text:p text:style-name="P10">6.2 <text:a xlink:type="simple" xlink:href="#__RefHeading__4648_46180679" text:style-name="Internet_20_link" text:visited-style-name="Visited_20_Internet_20_Link">Pump-Controller</text:a><text:tab/>36</text:p>
          <text:p text:style-name="P15">6.2.1 <text:a xlink:type="simple" xlink:href="#__RefHeading__9634_1828715825" text:style-name="Internet_20_link" text:visited-style-name="Visited_20_Internet_20_Link">Pressure</text:a><text:tab/>36</text:p>
          <text:p text:style-name="P14">A. <text:a xlink:type="simple" xlink:href="#__RefHeading__4077_298041450" text:style-name="Internet_20_link" text:visited-style-name="Visited_20_Internet_20_Link">Materials ($9.59)</text:a><text:tab/>36</text:p>
          <text:p text:style-name="P14">B. <text:a xlink:type="simple" xlink:href="#__RefHeading__4652_46180679" text:style-name="Internet_20_link" text:visited-style-name="Visited_20_Internet_20_Link">Installation</text:a><text:tab/>36</text:p>
          <text:p text:style-name="P14">C. <text:a xlink:type="simple" xlink:href="#__RefHeading__4654_46180679" text:style-name="Internet_20_link" text:visited-style-name="Visited_20_Internet_20_Link">Firmware Adjustments</text:a><text:tab/>37</text:p>
          <text:p text:style-name="P15">6.2.2 <text:a xlink:type="simple" xlink:href="#__RefHeading__9636_1828715825" text:style-name="Internet_20_link" text:visited-style-name="Visited_20_Internet_20_Link">Water Level</text:a><text:tab/>37</text:p>
          <text:p text:style-name="P14">A. <text:a xlink:type="simple" xlink:href="#__RefHeading__4079_298041450" text:style-name="Internet_20_link" text:visited-style-name="Visited_20_Internet_20_Link">Materials ( $10.77/ea )</text:a><text:tab/>37</text:p>
          <text:p text:style-name="P14">B. <text:a xlink:type="simple" xlink:href="#__RefHeading__4081_298041450" text:style-name="Internet_20_link" text:visited-style-name="Visited_20_Internet_20_Link">3D-Prints ( $1.30 )</text:a><text:tab/>37</text:p>
          <text:p text:style-name="P14">C. <text:a xlink:type="simple" xlink:href="#__RefHeading__4656_46180679" text:style-name="Internet_20_link" text:visited-style-name="Visited_20_Internet_20_Link">Firmware Adjustments</text:a><text:tab/>38</text:p>
          <text:p text:style-name="P15">6.2.3 <text:a xlink:type="simple" xlink:href="#__RefHeading__3771_1328975349" text:style-name="Internet_20_link" text:visited-style-name="Visited_20_Internet_20_Link">Auxiliary Contact ( $43.75 )</text:a><text:tab/>38</text:p>
          <text:p text:style-name="P15">6.2.4 <text:a xlink:type="simple" xlink:href="#__RefHeading__9638_1828715825" text:style-name="Internet_20_link" text:visited-style-name="Visited_20_Internet_20_Link">Flow Meter</text:a><text:tab/>38</text:p>
          <text:p text:style-name="P11">7. <text:a xlink:type="simple" xlink:href="#__RefHeading__4083_298041450" text:style-name="Internet_20_link" text:visited-style-name="Visited_20_Internet_20_Link">TROUBLESHOOTING</text:a><text:tab/>38</text:p>
          <text:p text:style-name="P11">8. <text:a xlink:type="simple" xlink:href="#__RefHeading__28684_1924883724" text:style-name="Internet_20_link" text:visited-style-name="Visited_20_Internet_20_Link">OTHER RESOURCES / LINKS</text:a><text:tab/>39</text:p>
        </text:index-body>
      </text:table-of-content>
      <text:p text:style-name="P2"/>
      <text:h text:style-name="Heading_20_1" text:outline-level="1" text:restart-numbering="true" text:start-value="-1"><text:bookmark-start text:name="__RefHeading__2026_329140064"/>INTRODUCTION<text:subject/><text:bookmark-end text:name="__RefHeading__2026_329140064"/></text:h>
      <text:p text:style-name="Contents_20_1"/>
      <text:p text:style-name="Contents_20_1">Tpower</text:p>
      <text:p text:style-name="Contents_20_1"/>
      <text:p text:style-name="Contents_20_1"/>
      <text:list xml:id="list335748565091113663" text:style-name="Check">
        <text:list-item>
          <text:p text:style-name="P18">Power Required</text:p>
          <text:list>
            <text:list-item>
              <text:p text:style-name="P18">Mega 2560 – Incoming Voltage 6V to 9V (peek 18Vdc)</text:p>
              <text:list>
                <text:list-item>
                  <text:p text:style-name="P18">Output: 5Vdc @ 800mA</text:p>
                </text:list-item>
                <text:list-item>
                  <text:p text:style-name="P18">Output 3Vdc @ 800mA</text:p>
                </text:list-item>
                <text:list-item>
                  <text:p text:style-name="P18"/>
                </text:list-item>
              </text:list>
            </text:list-item>
            <text:list-item>
              <text:p text:style-name="P18">Ebyte E32</text:p>
              <text:list>
                <text:list-item>
                  <text:p text:style-name="P18">Input: 3.3V – 5.2Vdc ( Over 5.0Vdc for best preformance; over 5.2V will damage)</text:p>
                </text:list-item>
                <text:list-item>
                  <text:p text:style-name="P18">Data Rate: 0.3Kps to 19.2Kps</text:p>
                </text:list-item>
                <text:list-item>
                  <text:p text:style-name="P18">Transmit Current: 106mA, Receiving Current: 15mA</text:p>
                </text:list-item>
              </text:list>
            </text:list-item>
          </text:list>
        </text:list-item>
      </text:list>
      <text:p text:style-name="Contents_20_1"/>
      <text:list xml:id="list32592016" text:continue-numbering="true" text:style-name="Check">
        <text:list-item>
          <text:p text:style-name="P18">The project consists of:</text:p>
          <text:list>
            <text:list-item>
              <text:p text:style-name="P18">Hand-Held “<text:a xlink:type="simple" xlink:href="#4.2.HAND-REMOTE|outline" text:style-name="Internet_20_link" text:visited-style-name="Visited_20_Internet_20_Link"><text:span text:style-name="T5">Hand Remote</text:span></text:a>”</text:p>
            </text:list-item>
            <text:list-item>
              <text:p text:style-name="P18">Pole mounted “<text:a xlink:type="simple" xlink:href="#4.3.PUMP-CONTROLLER|outline" text:style-name="Internet_20_link" text:visited-style-name="Visited_20_Internet_20_Link"><text:span text:style-name="T5">Pump Controller</text:span></text:a>”</text:p>
            </text:list-item>
            <text:list-item>
              <text:p text:style-name="P19">High-Voltage Control “<text:a xlink:type="simple" xlink:href="#4.4.INSTALLATION KIT|outline" text:style-name="Internet_20_link" text:visited-style-name="Visited_20_Internet_20_Link"><text:span text:style-name="T8">Installation Kit</text:span></text:a>” which consists of components<text:span text:style-name="T7"> to be added to the pumps electrical panel</text:span></text:p>
            </text:list-item>
          </text:list>
        </text:list-item>
      </text:list>
      <text:p text:style-name="Contents_20_1"/>
      <text:list xml:id="list32596227" text:continue-numbering="true" text:style-name="Check">
        <text:list-item>
          <text:p text:style-name="P18">The project is Open Source and its main page Resides at: <text:a xlink:type="simple" xlink:href="https://github.com/tgit23/AgIrrigationRemoteControl" text:style-name="Internet_20_link" text:visited-style-name="Visited_20_Internet_20_Link">https://github.com/tgit23/AgIrrigationRemoteControl</text:a> </text:p>
          <text:list>
            <text:list-item>
              <text:p text:style-name="P18">Releases ( All Finalized Plans, Files and Documentation ) can be downloaded at: <text:a xlink:type="simple" xlink:href="https://github.com/tgit23/AgIrrigationRemoteControl/releases" text:style-name="Internet_20_link" text:visited-style-name="Visited_20_Internet_20_Link">https://github.com/tgit23/AgIrrigationRemoteControl/releases</text:a> </text:p>
            </text:list-item>
            <text:list-item>
              <text:p text:style-name="P18">This document ( most recent version ) can be seen at: <text:a xlink:type="simple" xlink:href="https://tgit23.github.io/AgIrrigationRemoteControl/AgIrrigationPumpRemoteControl.pdf" text:style-name="Internet_20_link" text:visited-style-name="Visited_20_Internet_20_Link">https://tgit23.github.io/AgIrrigationRemoteControl/AgIrrigationPumpRemoteControl.pdf</text:a> </text:p>
            </text:list-item>
            <text:list-item>
              <text:p text:style-name="P18">Pre-Built Purchasing options are available – See the projects main page link above</text:p>
            </text:list-item>
          </text:list>
        </text:list-item>
      </text:list>
      <text:p text:style-name="Contents_20_1"/>
      <text:h text:style-name="Heading_20_4" text:outline-level="4"><text:bookmark-start text:name="__RefHeading__10239_1565536530"/>Signal Strength ( 2-Miles )<text:bookmark-end text:name="__RefHeading__10239_1565536530"/></text:h>
      <text:p text:style-name="Contents_20_4"/>
      <text:list xml:id="list2011344412799436395" text:style-name="CheckContent4">
        <text:list-item>
          <text:p text:style-name="P20"><text:soft-page-break/>Standard Signal distance is r<text:span text:style-name="T6">ecommended for usage of up to 2-miles</text:span></text:p>
        </text:list-item>
      </text:list>
      <text:p text:style-name="P13"/>
      <text:list xml:id="list32607634" text:continue-numbering="true" text:style-name="CheckContent4">
        <text:list-item>
          <text:list>
            <text:list-item>
              <text:p text:style-name="P20">Elevated or higher gain antennas can be purchased to extend this range</text:p>
            </text:list-item>
          </text:list>
        </text:list-item>
      </text:list>
      <text:p text:style-name="Contents_20_4"/>
      <text:list xml:id="list32610464" text:continue-numbering="true" text:style-name="CheckContent4">
        <text:list-item>
          <text:list>
            <text:list-item>
              <text:p text:style-name="P20">Test Scenario</text:p>
            </text:list-item>
          </text:list>
        </text:list-item>
      </text:list>
      <text:p text:style-name="Contents_20_4"/>
      <text:p text:style-name="Contents_20_4"/>
      <text:p text:style-name="Contents_20_4"/>
      <text:h text:style-name="Heading_20_1" text:outline-level="1">Construction</text:h>
      <text:p text:style-name="Contents_20_1"/>
      <text:h text:style-name="Heading_20_2" text:outline-level="2">Costs</text:h>
      <text:p text:style-name="Contents_20_2"/>
      <text:list xml:id="list32605692" text:continue-list="list32596227" text:style-name="Check">
        <text:list-item>
          <text:p text:style-name="P17">AliExpress order date 20BC</text:p>
          <text:list>
            <text:list-item>
              <text:p text:style-name="P17">Ebyte E32-433T30D LoRa<text:tab/><text:tab/>[ $81.60/10 ] <text:s/><text:tab/>Savings<text:tab/><text:tab/>[ $159.00/20 ] <text:tab/>= $7.95/ea</text:p>
            </text:list-item>
            <text:list-item>
              <text:p text:style-name="P17">Mega 2560 PRO Boards<text:tab/><text:tab/><text:tab/>[ $60.07/10 ] <text:tab/>Savings<text:tab/><text:tab/>[ $127.35/20 ]<text:tab/>= $6.37/ea</text:p>
            </text:list-item>
            <text:list-item>
              <text:p text:style-name="P17">WeAct 1.8-in TFT<text:tab/><text:tab/><text:tab/><text:tab/>[ $2.52/1 ]<text:tab/><text:tab/>Savings<text:tab/><text:tab/>[ $61.51/20 ]<text:tab/>= $3.08/ea</text:p>
              <text:list>
                <text:list-item>
                  <text:p text:style-name="P17">TOTAL = $17.40</text:p>
                </text:list-item>
              </text:list>
            </text:list-item>
          </text:list>
        </text:list-item>
      </text:list>
      <text:p text:style-name="Contents_20_2"/>
      <text:list xml:id="list32608323" text:continue-numbering="true" text:style-name="Check">
        <text:list-item>
          <text:p text:style-name="P17">3D Prints</text:p>
          <text:list>
            <text:list-item>
              <text:p text:style-name="P17">3D Solutech White PLA ( $15.99/ea + tax is $84.75 for (5) 1Kg Rolls = $0.01695/gram )</text:p>
            </text:list-item>
            <text:list-item>
              <text:p text:style-name="P17">Tode-Handheld-BackCover-E32-433T30D.STL<text:tab/><text:tab/>24g / 2hr 23m<text:tab/>[ $0.10/g ]<text:tab/><text:tab/><text:tab/>= $0.41</text:p>
            </text:list-item>
            <text:list-item>
              <text:p text:style-name="P17">Tode-CenterCover-Mega2560<text:tab/><text:tab/><text:tab/><text:tab/><text:tab/><text:tab/>18g / 1hr 44m<text:tab/><text:tab/><text:tab/><text:tab/><text:tab/><text:tab/>= $0.31</text:p>
            </text:list-item>
            <text:list-item>
              <text:p text:style-name="P17">Tode-ScreenKeybCover-TFT1.77.STL<text:tab/><text:tab/><text:tab/><text:tab/><text:tab/>13g / 1hr 17m<text:tab/><text:tab/><text:tab/><text:tab/><text:tab/><text:tab/>= $0.22</text:p>
            </text:list-item>
            <text:list-item>
              <text:p text:style-name="P17">Tode-WingIO-PS+20ST+2RY<text:tab/><text:tab/><text:tab/><text:tab/><text:tab/><text:tab/>33g / 3hr 6m<text:tab/><text:tab/><text:tab/><text:tab/><text:tab/><text:tab/>= $0.56</text:p>
            </text:list-item>
          </text:list>
        </text:list-item>
      </text:list>
      <text:p text:style-name="Contents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58mm" draw:dots2="1" draw:dots2-length="0.58mm" draw:distance="0.58mm"/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08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2.7mm" fo:margin-right="0mm" fo:margin-top="0mm" fo:margin-bottom="0mm" fo:text-indent="0mm" style:auto-text-indent="false" style:page-number="auto" fo:background-color="#ffffcc" fo:padding="0.51mm" fo:border="0.02mm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2.12mm" fo:margin-bottom="2.12mm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1.27mm" fo:margin-bottom="1.02mm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mm" fo:margin-bottom="0mm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3.81mm" fo:margin-bottom="0.51mm" style:page-number="auto" fo:background-color="#99ffcc" fo:padding="0.51mm" fo:border-left="none" fo:border-right="none" fo:border-top="0.02mm solid #333333" fo:border-bottom="none" style:shadow="#666666 1.02mm 1.02mm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2.54mm" fo:margin-right="0mm" fo:margin-top="0mm" fo:margin-bottom="0mm" fo:text-indent="0mm" style:auto-text-indent="false" fo:background-color="transparent" style:shadow="none">
        <style:tab-stops>
          <style:tab-stop style:position="2.54mm"/>
        </style:tab-stops>
        <style:background-image/>
      </style:paragraph-properties>
      <style:text-properties style:font-name="Ebrima" fo:font-size="8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7.62mm" fo:margin-right="7.62mm" fo:margin-top="3.3mm" fo:margin-bottom="0.51mm" fo:text-indent="-5.08mm" style:auto-text-indent="false" style:page-number="auto" fo:background-color="#ccff99" fo:padding="0mm" fo:border-left="none" fo:border-right="none" fo:border-top="0.02mm solid #808080" fo:border-bottom="none" style:shadow="#666666 1.02mm 1.02mm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7.62mm" fo:margin-right="0mm" fo:margin-top="2.79mm" fo:margin-bottom="0.51mm" fo:text-indent="-2.54mm" style:auto-text-indent="false" fo:background-color="#e6e6ff" fo:padding="0mm" fo:border-left="none" fo:border-right="none" fo:border-top="0.02mm solid #b2b2b2" fo:border-bottom="none" style:shadow="#666666 0.51mm 0.51mm">
        <style:tab-stops/>
        <style:background-image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fo:text-indent="0mm" style:auto-text-indent="false">
        <style:tab-stops/>
      </style:paragraph-properties>
      <style:text-properties style:font-name="Ebrima" fo:font-size="8pt"/>
    </style:style>
    <style:style style:name="Contents_20_3" style:display-name="Contents 3" style:family="paragraph" style:parent-style-name="Index" style:class="index">
      <style:paragraph-properties fo:margin-left="7.37mm" fo:margin-right="0mm" fo:margin-top="0mm" fo:margin-bottom="0mm" fo:text-indent="0mm" style:auto-text-indent="false">
        <style:tab-stops>
          <style:tab-stop style:position="1.27mm"/>
        </style:tab-stops>
      </style:paragraph-properties>
      <style:text-properties style:font-name="Ebrima" fo:font-size="8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12.7mm" fo:margin-right="0mm" fo:margin-top="2.29mm" fo:margin-bottom="0.51mm" fo:text-indent="-5.08mm" style:auto-text-indent="false" fo:background-color="#ffffcc" fo:padding="0mm" fo:border-left="none" fo:border-right="none" fo:border-top="0.02mm solid #dddddd" fo:border-bottom="none" style:shadow="#b2b2b2 0.51mm 0.51mm">
        <style:tab-stops/>
        <style:background-image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.37mm" fo:margin-right="0mm" fo:margin-top="0mm" fo:margin-bottom="0mm" fo:text-indent="2.54mm" style:auto-text-indent="false">
        <style:tab-stops/>
      </style:paragraph-properties>
      <style:text-properties style:font-name="Ebrima" fo:font-size="8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7.62mm" fo:margin-right="0mm" fo:margin-top="1.78mm" fo:margin-bottom="0.51mm" fo:text-indent="2.54mm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10.16mm" fo:margin-right="0mm" fo:margin-top="1.02mm" fo:margin-bottom="0.51mm" fo:text-indent="2.54mm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fo:text-indent="0mm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25mm" fo:margin-right="0mm" fo:margin-top="0mm" fo:margin-bottom="0mm" fo:text-indent="-5.08mm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mm" fo:margin-right="0mm" fo:margin-top="0mm" fo:margin-bottom="0mm" fo:text-indent="4.99mm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1.02mm" fo:margin-bottom="0mm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1.02mm" fo:margin-bottom="0mm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1.27mm" fo:margin-bottom="0mm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27mm" fo:margin-bottom="0mm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3.97mm" fo:margin-right="0mm" fo:margin-top="0mm" fo:margin-bottom="0mm" fo:text-indent="0mm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14.73mm" fo:margin-right="0mm" fo:margin-top="0mm" fo:margin-bottom="0mm" fo:text-indent="0mm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fo:text-indent="0mm" style:auto-text-indent="false">
        <style:tab-stops>
          <style:tab-stop style:position="177.31mm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34.94mm" fo:margin-right="0mm" fo:margin-top="0mm" fo:margin-bottom="0mm" fo:text-indent="0mm" style:auto-text-indent="false">
        <style:tab-stops>
          <style:tab-stop style:position="172.31mm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39.93mm" fo:margin-right="0mm" fo:margin-top="0mm" fo:margin-bottom="0mm" fo:text-indent="0mm" style:auto-text-indent="false">
        <style:tab-stops>
          <style:tab-stop style:position="167.32mm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10mm" fo:margin-right="0mm" fo:margin-top="0mm" fo:margin-bottom="0mm" fo:text-indent="0mm" style:auto-text-indent="false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2" style:display-name="List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List_20_Indent" style:display-name="List Indent" style:family="paragraph" style:parent-style-name="Text_20_body" style:class="text">
      <style:paragraph-properties fo:margin-left="50.01mm" fo:margin-right="0mm" fo:margin-top="0mm" fo:margin-bottom="0mm" fo:text-indent="-45mm" style:auto-text-indent="false">
        <style:tab-stops>
          <style:tab-stop style:position="0m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mm" fo:margin-right="0mm" fo:margin-top="0mm" fo:margin-bottom="0mm" fo:hyphenation-ladder-count="no-limit" fo:text-indent="6.35mm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SourceCode" style:family="paragraph" style:parent-style-name="Text_20_body">
      <style:paragraph-properties fo:background-color="#eeeee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29.97mm" fo:margin-right="0mm" fo:text-indent="0mm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12.7mm" fo:margin-right="0mm" fo:margin-top="0mm" fo:margin-bottom="0mm" fo:hyphenation-ladder-count="no-limit" fo:text-indent="0mm" style:auto-text-indent="false" style:page-number="auto">
        <style:tab-stops>
          <style:tab-stop style:position="0mm"/>
          <style:tab-stop style:position="2.54mm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border-line-width-bottom="0.02mm 0.35mm 0.02mm" fo:padding="0mm" fo:border-left="none" fo:border-right="none" fo:border-top="none" fo:border-bottom="0.39mm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51mm" fo:border="0.18mm solid #000000" style:shadow="#006699 1.02mm -1.02mm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51mm" fo:margin-right="0.51mm" fo:text-indent="0mm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3.63mm" style:type="center"/>
          <style:tab-stop style:position="207.26mm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10.16mm" fo:margin-right="0mm" fo:text-indent="0mm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nsolas" fo:font-size="7pt" fo:font-style="normal" fo:background-color="#eeeeee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tyle_5f_0" style:display-name="GraphicStyle_0" style:family="graphic">
      <style:graphic-properties svg:x="0mm" svg:y="0mm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mm" svg:y="0mm" style:vertical-pos="from-top" style:vertical-rel="page" style:horizontal-pos="from-left" style:horizontal-rel="page-end-margin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7.62mm" fo:margin-left="7.62m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2.7mm" fo:margin-left="12.7m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15.24mm" fo:margin-left="15.24mm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17.78mm" fo:margin-left="17.78mm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9.98mm" fo:text-indent="-4.99mm" fo:margin-left="9.98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0mm" fo:text-indent="-30mm" fo:margin-left="30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0.01mm" fo:text-indent="-30mm" fo:margin-left="60.01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0.01mm" fo:text-indent="-30mm" fo:margin-left="90.01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4.99mm" fo:margin-left="4.99m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4.99mm" fo:margin-left="10m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4.99mm" fo:margin-left="14.99m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4.99mm" fo:margin-left="20m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4.99mm" fo:margin-left="24.99m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4.99mm" fo:margin-left="30m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4.99mm" fo:margin-left="35m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4.99mm" fo:margin-left="40.01m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4.99mm" fo:margin-left="45m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4.99mm" fo:margin-left="50.01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4mm" fo:margin-left="40.01m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4mm" fo:margin-left="40.01mm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6.35mm" fo:margin-left="12.7m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6.35mm" fo:margin-left="19.05m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35mm" fo:margin-left="69.85mm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7.62mm" fo:margin-left="11.43mm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7.62mm" fo:margin-left="16.51mm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6.35mm" fo:margin-left="20.32mm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6.35mm" fo:margin-left="25.4mm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5.08mm" fo:margin-left="29.21mm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3.81mm" fo:margin-left="33.02mm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7.62mm" fo:margin-left="41.91m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7.62mm" fo:margin-left="46.99m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7.62mm" fo:margin-left="52.07m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7.62mm" fo:margin-left="57.15mm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7.62mm" fo:margin-left="17.78mm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5.08mm" fo:margin-left="20.32mm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6.35mm" fo:margin-left="26.67mm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6.35mm" fo:margin-left="31.75mm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6.35mm" fo:margin-left="36.83mm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11.43mm" fo:margin-left="24.13m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11.43mm" fo:margin-left="30.48m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5.08mm" fo:margin-left="30.48mm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5.08mm" fo:margin-left="36.83mm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5.08mm" fo:margin-left="43.18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5.08mm" fo:margin-left="49.53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8mm" fo:margin-left="55.8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08mm" fo:margin-left="62.23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5.08mm" fo:margin-left="68.58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5.08mm" fo:margin-left="74.93mm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2.54mm" fo:margin-left="20.32mm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2.54mm" fo:margin-left="25.4mm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2.54mm" fo:margin-left="30.48mm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2.54mm" fo:margin-left="35.56mm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2.54mm" fo:margin-left="40.64mm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2.54mm" fo:margin-left="45.72m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2.54mm" fo:margin-left="50.8m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2.54mm" fo:margin-left="55.88m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2.54mm" fo:margin-left="60.96m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2.54mm" fo:margin-left="66.04mm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6.35mm" fo:margin-left="12.7mm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6.35mm" fo:margin-left="19.05mm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35mm" fo:margin-left="69.85m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15.9mm" fo:page-height="279.4mm" style:num-format="1" style:print-orientation="portrait" fo:margin-top="4.32mm" fo:margin-bottom="4.32mm" fo:margin-left="4.32mm" fo:margin-right="4.32mm" style:shadow="none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2">
      <style:page-layout-properties fo:page-width="215.9mm" fo:page-height="279.4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>
      <style:page-layout-properties fo:page-width="215.9mm" fo:page-height="279.4mm" style:num-format="1" style:print-orientation="portrait" fo:margin-top="17.78mm" fo:margin-bottom="17.78mm" fo:margin-left="17.78mm" fo:margin-right="17.78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2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/>- 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20-11-25T12:38:47.42</dc:date>
    <meta:editing-duration>P138DT22H53M18S</meta:editing-duration>
    <meta:editing-cycles>3200</meta:editing-cycles>
    <meta:generator>OpenOffice/4.1.7$Win32 OpenOffice.org_project/417m1$Build-9800</meta:generator>
    <meta:printed-by>Tom G</meta:printed-by>
    <meta:print-date>2017-05-04T12:58:11.12</meta:print-date>
    <dc:creator>TGIT-TECH </dc:creator>
    <meta:document-statistic meta:table-count="0" meta:image-count="1" meta:object-count="0" meta:page-count="3" meta:paragraph-count="113" meta:word-count="660" meta:character-count="3847"/>
  </office:meta>
</office:document-meta>
</file>